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1.6661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0.4598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1.1992in"/>
    </style:style>
    <style:style style:name="co14" style:family="table-column">
      <style:table-column-properties fo:break-before="auto" style:column-width="1.8063in"/>
    </style:style>
    <style:style style:name="co16" style:family="table-column">
      <style:table-column-properties fo:break-before="auto" style:column-width="1.240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2516in"/>
    </style:style>
    <style:style style:name="ro5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09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2" table:number-columns-repeated="2" table:default-cell-style-name="ce2"/>
        <table:table-column table:style-name="co12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17" table:default-cell-style-name="Default"/>
        <table:table-column table:style-name="co17" table:default-cell-style-name="ce2"/>
        <table:table-column table:style-name="co17" table:default-cell-style-name="Default"/>
        <table:table-row table:style-name="ro2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8"/>
        </table:table-row>
        <table:table-row table:style-name="ro3">
          <table:table-cell table:style-name="ce2"/>
          <table:table-cell table:number-columns-repeated="29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 DB25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7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W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7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W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7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W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7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W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W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W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W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W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W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W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W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W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W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W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W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W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W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7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W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7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W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17" office:value-type="string" calcext:value-type="string">
            <text:p>Servo 4</text:p>
          </table:table-cell>
          <table:table-cell table:style-name="ce17" table:number-columns-repeated="3"/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W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Servo 3</text:p>
          </table:table-cell>
          <table:table-cell table:style-name="ce17" table:number-columns-repeated="3"/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W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string" calcext:value-type="string">
            <text:p>Servo 2</text:p>
          </table:table-cell>
          <table:table-cell table:style-name="ce17" table:number-columns-repeated="3"/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W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office:value-type="string" calcext:value-type="string">
            <text:p>Servo 1</text:p>
          </table:table-cell>
          <table:table-cell table:style-name="ce17" table:number-columns-repeated="3"/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W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W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7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W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7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W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7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W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7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W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7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W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7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W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7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W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7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W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7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W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7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W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7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W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7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W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7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W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7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W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7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W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7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W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7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W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7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W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7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W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7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W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28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8"/>
        </table:table-row>
        <table:table-row table:style-name="ro3">
          <table:table-cell table:style-name="ce2" table:number-columns-repeated="12"/>
          <table:table-cell table:number-columns-repeated="18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 DB25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W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W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W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W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W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W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W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W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/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W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/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W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W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W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W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W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W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W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W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W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W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W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W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W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3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W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W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3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W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9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 table:number-rows-repeated="1048474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Sheet2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3:05:46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8-18T13:10:58.919000000</dc:date>
    <meta:editing-duration>P23DT7H18M8S</meta:editing-duration>
    <meta:editing-cycles>90</meta:editing-cycles>
    <meta:generator>LibreOffice/4.2.5.2$Windows_x86 LibreOffice_project/6ff819b65674ae6c83f3cbab9e4a4c2b292a7a94</meta:generator>
    <meta:document-statistic meta:table-count="3" meta:cell-count="1571" meta:object-count="0"/>
    <meta:user-defined meta:name="Info 1"/>
    <meta:user-defined meta:name="Info 2"/>
    <meta:user-defined meta:name="Info 3"/>
    <meta:user-defined meta:name="Info 4"/>
  </office:meta>
</office:document-meta>
</file>